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d7e" officeooo:paragraph-rsid="001f3d7e"/>
    </style:style>
    <style:style style:name="P2" style:family="paragraph" style:parent-style-name="Standard">
      <style:text-properties fo:font-size="14pt" fo:font-weight="bold" officeooo:rsid="001f3d7e" officeooo:paragraph-rsid="001f3d7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1f3d7e" officeooo:paragraph-rsid="001f3d7e" style:font-size-asian="13pt" style:font-weight-asian="bold" style:font-size-complex="13pt" style:font-weight-complex="bold"/>
    </style:style>
    <style:style style:name="T1" style:family="text">
      <style:text-properties officeooo:rsid="00209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#1 Proposal</text:p>
      <text:p text:style-name="P3">Arthur Labeca and Thiago Silva</text:p>
      <text:p text:style-name="P1"/>
      <text:p text:style-name="P1"><text:tab/>In this first project, we would like to implement a packet sniffer in C++. <text:span text:style-name="T1">The idea is to create a program where we can see the packets in the network. In this project we want to better our knowledge in <text:s/>computer networks and our programming skil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26:32.184544810</meta:creation-date>
    <dc:date>2015-02-15T18:44:14.051707126</dc:date>
    <meta:editing-duration>PT3M57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54" meta:character-count="299" meta:non-whitespace-character-count="246"/>
  </office:meta>
</office:document-meta>
</file>